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42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1.755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0.993cm" fo:break-before="auto" style:use-optimal-row-height="true"/>
    </style:style>
    <style:style style:name="ro6" style:family="table-row">
      <style:table-row-properties style:row-height="1.374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0.815cm" fo:break-before="auto" style:use-optimal-row-height="true"/>
    </style:style>
    <style:style style:name="ro13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0.453cm" fo:break-before="auto" style:use-optimal-row-height="false"/>
    </style:style>
    <style:style style:name="ro15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C158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9900" fo:border="0.002cm solid #000000"/>
    </style:style>
    <style:style style:name="ce22" style:family="table-cell" style:parent-style-name="Default">
      <style:table-cell-properties fo:background-color="#ffff00" fo:border="0.002cm solid #000000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6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5"/>
          <table:table-cell table:style-name="ce25" office:value-type="string">
            <text:p>=FXX</text:p>
          </table:table-cell>
          <table:table-cell table:style-name="ce25" office:value-type="string">
            <text:p>GPS</text:p>
          </table:table-cell>
          <table:table-cell table:style-name="ce25" office:value-type="string">
            <text:p>concate</text:p>
          </table:table-cell>
          <table:table-cell table:style-name="ce25"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5-29_10-16-35_000.jpg</text:p>
          </table:table-cell>
          <table:table-cell office:value-type="string">
            <text:p>:m 食べた物　間食 / 味噌スープ</text:p>
          </table:table-cell>
          <table:table-cell table:style-name="ce8"/>
          <table:table-cell/>
          <table:table-cell office:value-type="string">
            <text:p>N-35-35-28.48 E-139-34-49.76</text:p>
          </table:table-cell>
          <table:table-cell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5-29_18-06-26_000.jpg</text:p>
          </table:table-cell>
          <table:table-cell table:style-name="ce9" office:value-type="string">
            <text:p>:m 読みたい本 / ジャンル　分野　リスト / イースト・プレス　『血液をサラサラにする健康法』、裏表紙 / genre=医療</text:p>
          </table:table-cell>
          <table:table-cell table:style-name="ce8"/>
          <table:table-cell/>
          <table:table-cell office:value-type="string">
            <text:p>N-35-35-28.56 E-139-34-49.43</text:p>
          </table:table-cell>
          <table:table-cell table:formula="of:=IF([.E3]=&quot;&quot;;[.C3];CONCATENATE([.C3];&quot; / &quot;;[.E3]))" office:value-type="string" office:string-value=":m 読みたい本 / ジャンル　分野　リスト / イースト・プレス　『血液をサラサラにする健康法』、裏表紙 / genre=医療">
            <text:p>:m 読みたい本 / ジャンル　分野　リスト / イースト・プレス　『血液をサラサラにする健康法』、裏表紙 / genre=医療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7" office:value-type="string">
            <text:p>2019-05-29_18-06-33_000.jpg</text:p>
          </table:table-cell>
          <table:table-cell table:style-name="ce9" office:value-type="string">
            <text:p>:m 読みたい本 / ジャンル　分野　リスト / イースト・プレス　『血液をサラサラにする健康法』、裏表紙 / genre=医療</text:p>
          </table:table-cell>
          <table:table-cell table:style-name="ce8"/>
          <table:table-cell/>
          <table:table-cell office:value-type="string">
            <text:p>N-35-35-28.97 E-139-34-49.6</text:p>
          </table:table-cell>
          <table:table-cell table:formula="of:=IF([.E4]=&quot;&quot;;[.C4];CONCATENATE([.C4];&quot; / &quot;;[.E4]))" office:value-type="string" office:string-value=":m 読みたい本 / ジャンル　分野　リスト / イースト・プレス　『血液をサラサラにする健康法』、裏表紙 / genre=医療">
            <text:p>:m 読みたい本 / ジャンル　分野　リスト / イースト・プレス　『血液をサラサラにする健康法』、裏表紙 / genre=医療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7" office:value-type="string">
            <text:p>2019-05-29_18-07-10_000.jpg</text:p>
          </table:table-cell>
          <table:table-cell table:style-name="ce9" office:value-type="string">
            <text:p>:m 読みたい本 / ジャンル　分野　リスト / イースト・プレス　『血液をサラサラにする健康法』、裏表紙 / genre=医療</text:p>
          </table:table-cell>
          <table:table-cell table:style-name="ce8"/>
          <table:table-cell/>
          <table:table-cell office:value-type="string">
            <text:p>N-35-35-28.81 E-139-34-49.27</text:p>
          </table:table-cell>
          <table:table-cell table:formula="of:=IF([.E5]=&quot;&quot;;[.C5];CONCATENATE([.C5];&quot; / &quot;;[.E5]))" office:value-type="string" office:string-value=":m 読みたい本 / ジャンル　分野　リスト / イースト・プレス　『血液をサラサラにする健康法』、裏表紙 / genre=医療">
            <text:p>:m 読みたい本 / ジャンル　分野　リスト / イースト・プレス　『血液をサラサラにする健康法』、裏表紙 / genre=医療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7" office:value-type="string">
            <text:p>2019-05-29_18-07-16_000.jpg</text:p>
          </table:table-cell>
          <table:table-cell table:style-name="ce9" office:value-type="string">
            <text:p>:m 読みたい本 / ジャンル　分野　リスト / イースト・プレス　『血液をサラサラにする健康法』、裏表紙 / genre=医療</text:p>
          </table:table-cell>
          <table:table-cell table:style-name="ce8"/>
          <table:table-cell/>
          <table:table-cell office:value-type="string">
            <text:p>N-35-35-28.81 E-139-34-49.27</text:p>
          </table:table-cell>
          <table:table-cell table:formula="of:=IF([.E6]=&quot;&quot;;[.C6];CONCATENATE([.C6];&quot; / &quot;;[.E6]))" office:value-type="string" office:string-value=":m 読みたい本 / ジャンル　分野　リスト / イースト・プレス　『血液をサラサラにする健康法』、裏表紙 / genre=医療">
            <text:p>:m 読みたい本 / ジャンル　分野　リスト / イースト・プレス　『血液をサラサラにする健康法』、裏表紙 / genre=医療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7" office:value-type="string">
            <text:p>2019-05-29_18-07-30_000.jpg</text:p>
          </table:table-cell>
          <table:table-cell table:style-name="ce9" office:value-type="string">
            <text:p>:m 読みたい本 / ジャンル　分野　リスト / イースト・プレス　『血液をサラサラにする健康法』、裏表紙 / genre=医療</text:p>
          </table:table-cell>
          <table:table-cell table:style-name="ce8"/>
          <table:table-cell/>
          <table:table-cell office:value-type="string">
            <text:p>N-35-35-28.81 E-139-34-49.27</text:p>
          </table:table-cell>
          <table:table-cell table:formula="of:=IF([.E7]=&quot;&quot;;[.C7];CONCATENATE([.C7];&quot; / &quot;;[.E7]))" office:value-type="string" office:string-value=":m 読みたい本 / ジャンル　分野　リスト / イースト・プレス　『血液をサラサラにする健康法』、裏表紙 / genre=医療">
            <text:p>:m 読みたい本 / ジャンル　分野　リスト / イースト・プレス　『血液をサラサラにする健康法』、裏表紙 / genre=医療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7" office:value-type="string">
            <text:p>2019-05-29_18-11-13_000.jpg</text:p>
          </table:table-cell>
          <table:table-cell office:value-type="string">
            <text:p>:bookmemo / 読んだ本 / 『血液をサラサラにする健康法』 / 著者=石原結實</text:p>
          </table:table-cell>
          <table:table-cell table:style-name="ce8"/>
          <table:table-cell/>
          <table:table-cell office:value-type="string">
            <text:p>N-35-35-28.81 E-139-34-49.27</text:p>
          </table:table-cell>
          <table:table-cell table:formula="of:=IF([.E8]=&quot;&quot;;[.C8];CONCATENATE([.C8];&quot; / &quot;;[.E8]))" office:value-type="string" office:string-value=":bookmemo / 読んだ本 / 『血液をサラサラにする健康法』 / 著者=石原結實">
            <text:p>:bookmemo / 読んだ本 / 『血液をサラサラにする健康法』 / 著者=石原結實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8">
            <text:p>8</text:p>
          </table:table-cell>
          <table:table-cell table:style-name="ce7" office:value-type="string">
            <text:p>2019-05-29_19-02-04_000.jpg</text:p>
          </table:table-cell>
          <table:table-cell table:style-name="ce9" office:value-type="string">
            <text:p>:m music / log / kb / score / free / id=GV85 / page.1 / block-1(1)</text:p>
          </table:table-cell>
          <table:table-cell table:style-name="ce11"/>
          <table:table-cell table:formula="of:=[.F9]" office:value-type="string" office:string-value="N-35-35-23.41 E-139-34-45.37">
            <text:p>N-35-35-23.41 E-139-34-45.37</text:p>
          </table:table-cell>
          <table:table-cell office:value-type="string">
            <text:p>N-35-35-23.41 E-139-34-45.37</text:p>
          </table:table-cell>
          <table:table-cell table:formula="of:=IF([.E9]=&quot;&quot;;[.C9];CONCATENATE([.C9];&quot; / &quot;;[.E9]))" office:value-type="string" office:string-value=":m music / log / kb / score / free / id=GV85 / page.1 / block-1(1) / N-35-35-23.41 E-139-34-45.37">
            <text:p>:m music / log / kb / score / free / id=GV85 / page.1 / block-1(1) / N-35-35-23.41 E-139-34-45.37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9">
            <text:p>9</text:p>
          </table:table-cell>
          <table:table-cell table:style-name="ce7" office:value-type="string">
            <text:p>2019-05-29_19-02-20_000.jpg</text:p>
          </table:table-cell>
          <table:table-cell table:style-name="ce11" office:value-type="string">
            <text:p>:m music / log / kb / s.1:R=1,re-7,free,id=GV85,R=2 / N+</text:p>
          </table:table-cell>
          <table:table-cell table:style-name="ce9"/>
          <table:table-cell/>
          <table:table-cell office:value-type="string">
            <text:p>N-35-35-28.5 E-139-34-49.49</text:p>
          </table:table-cell>
          <table:table-cell table:formula="of:=IF([.E10]=&quot;&quot;;[.C10];CONCATENATE([.C10];&quot; / &quot;;[.E10]))" office:value-type="string" office:string-value=":m music / log / kb / s.1:R=1,re-7,free,id=GV85,R=2 / N+">
            <text:p>:m music / log / kb / s.1:R=1,re-7,free,id=GV85,R=2 / N+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7" office:value-type="string">
            <text:p>2019-05-29_20-22-34_000.jpg</text:p>
          </table:table-cell>
          <table:table-cell office:value-type="string">
            <text:p>:m 食べた物</text:p>
          </table:table-cell>
          <table:table-cell table:style-name="ce8"/>
          <table:table-cell/>
          <table:table-cell office:value-type="string">
            <text:p>N-35-35-28.45 E-139-34-49.82</text:p>
          </table:table-cell>
          <table:table-cell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8" office:value-type="string">
            <text:p>)</text:p>
          </table:table-cell>
          <table:table-cell table:style-name="ce25" office:value-type="string">
            <text:p>N-35-35-28.64 E-139-34-49.65</text:p>
          </table:table-cell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7" office:value-type="string">
            <text:p>2019-05-29_23-58-20_000.jpg</text:p>
          </table:table-cell>
          <table:table-cell table:style-name="ce10" office:value-type="string">
            <text:p>:m 記録 / お酒</text:p>
          </table:table-cell>
          <table:table-cell table:style-name="ce8"/>
          <table:table-cell/>
          <table:table-cell office:value-type="string">
            <text:p>N-35-35-28.42 E-139-34-49.05</text:p>
          </table:table-cell>
          <table:table-cell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7" office:value-type="string">
            <text:p>2019-05-30_07-43-20_000.jpg</text:p>
          </table:table-cell>
          <table:table-cell table:style-name="ce9" office:value-type="string">
            <text:p>:diary / memo / 20190530 / (J*) </text:p>
          </table:table-cell>
          <table:table-cell table:style-name="ce8"/>
          <table:table-cell/>
          <table:table-cell office:value-type="string">
            <text:p>N-35-35-28.67 E-139-34-49.71</text:p>
          </table:table-cell>
          <table:table-cell table:formula="of:=IF([.E13]=&quot;&quot;;[.C13];CONCATENATE([.C13];&quot; / &quot;;[.E13]))" office:value-type="string" office:string-value=":diary / memo / 20190530 / (J*) ">
            <text:p>:diary / memo / 20190530 / (J*) 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7" office:value-type="string">
            <text:p>2019-05-30_07-43-37_000.jpg</text:p>
          </table:table-cell>
          <table:table-cell office:value-type="string">
            <text:p>:m :lets / action activity / やること / 日誌づけ、ボイスクリップ、聞き返す</text:p>
          </table:table-cell>
          <table:table-cell table:style-name="ce8"/>
          <table:table-cell/>
          <table:table-cell office:value-type="string">
            <text:p>N-35-35-28.61 E-139-34-49.43</text:p>
          </table:table-cell>
          <table:table-cell table:formula="of:=IF([.E14]=&quot;&quot;;[.C14];CONCATENATE([.C14];&quot; / &quot;;[.E14]))" office:value-type="string" office:string-value=":m :lets / action activity / やること / 日誌づけ、ボイスクリップ、聞き返す">
            <text:p>:m :lets / action activity / やること / 日誌づけ、ボイスクリップ、聞き返す</text:p>
          </table:table-cell>
          <table:table-cell table:style-name="ce8"/>
          <table:table-cell table:style-name="ce25"/>
        </table:table-row>
        <table:table-row table:style-name="ro7">
          <table:table-cell table:style-name="ce2" office:value-type="float" office:value="14">
            <text:p>14</text:p>
          </table:table-cell>
          <table:table-cell table:style-name="ce7" office:value-type="string">
            <text:p>2019-05-30_07-43-55_000.jpg</text:p>
          </table:table-cell>
          <table:table-cell table:style-name="ce9" office:value-type="string">
            <text:p>:m other / 記録　文書 / @自室 / ウェイト体操 / メニュー、リスト</text:p>
          </table:table-cell>
          <table:table-cell table:style-name="ce8"/>
          <table:table-cell/>
          <table:table-cell office:value-type="string">
            <text:p>N-35-35-28.61 E-139-34-49.43</text:p>
          </table:table-cell>
          <table:table-cell table:formula="of:=IF([.E19]=&quot;&quot;;[.C19];CONCATENATE([.C19];&quot; / &quot;;[.E19]))" office:value-type="float" office:value="0">
            <text:p>0</text:p>
          </table:table-cell>
          <table:table-cell table:style-name="ce8"/>
          <table:table-cell table:style-name="ce25"/>
        </table:table-row>
        <table:table-row table:style-name="ro8">
          <table:table-cell table:style-name="ce2"/>
          <table:table-cell table:style-name="ce7"/>
          <table:table-cell/>
          <table:table-cell table:style-name="ce8"/>
          <table:table-cell/>
          <table:table-cell office:value-type="string">
            <text:p>N-35-35-28.63 E-139-34-49.38</text:p>
          </table:table-cell>
          <table:table-cell table:formula="of:=IF([.E16]=&quot;&quot;;[.C16];CONCATENATE([.C16];&quot; / &quot;;[.E16]))" office:value-type="float" office:value="0">
            <text:p>0</text:p>
          </table:table-cell>
          <table:table-cell table:style-name="ce8"/>
          <table:table-cell table:style-name="ce25"/>
        </table:table-row>
        <table:table-row table:style-name="ro8">
          <table:table-cell table:style-name="ce2"/>
          <table:table-cell table:style-name="ce7"/>
          <table:table-cell/>
          <table:table-cell table:style-name="ce8"/>
          <table:table-cell/>
          <table:table-cell office:value-type="string">
            <text:p>N-35-35-28.67 E-139-34-49.49</text:p>
          </table:table-cell>
          <table:table-cell table:formula="of:=IF([.E17]=&quot;&quot;;[.C17];CONCATENATE([.C17];&quot; / &quot;;[.E17]))" office:value-type="float" office:value="0">
            <text:p>0</text:p>
          </table:table-cell>
          <table:table-cell table:style-name="ce8"/>
          <table:table-cell table:style-name="ce25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75 E-139-34-49.49</text:p>
          </table:table-cell>
          <table:table-cell table:formula="of:=IF([.E18]=&quot;&quot;;[.C18];CONCATENATE([.C18];&quot; / &quot;;[.E18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9"/>
          <table:table-cell/>
          <table:table-cell table:style-name="ce8"/>
          <table:table-cell/>
          <table:table-cell office:value-type="string">
            <text:p>N-35-35-28.77 E-139-34-49.27</text:p>
          </table:table-cell>
          <table:table-cell table:formula="of:=IF([.E19]=&quot;&quot;;[.C19];CONCATENATE([.C19];&quot; / &quot;;[.E19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9"/>
          <table:table-cell/>
          <table:table-cell table:style-name="ce8"/>
          <table:table-cell/>
          <table:table-cell/>
          <table:table-cell table:formula="of:=IF([.E20]=&quot;&quot;;[.C20];CONCATENATE([.C20];&quot; / &quot;;[.E20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10"/>
          <table:table-cell table:style-name="ce9"/>
          <table:table-cell table:style-name="ce8"/>
          <table:table-cell/>
          <table:table-cell office:value-type="string">
            <text:p>N-35-35-28.16 E-139-34-48.83</text:p>
          </table:table-cell>
          <table:table-cell table:formula="of:=IF([.E21]=&quot;&quot;;[.C21];CONCATENATE([.C21];&quot; / &quot;;[.E21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11"/>
          <table:table-cell table:style-name="ce10"/>
          <table:table-cell table:style-name="ce8"/>
          <table:table-cell/>
          <table:table-cell office:value-type="string">
            <text:p>N-35-35-28.55 E-139-34-49.71</text:p>
          </table:table-cell>
          <table:table-cell table:formula="of:=IF([.E22]=&quot;&quot;;[.C22];CONCATENATE([.C22];&quot; / &quot;;[.E22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9"/>
          <table:table-cell table:style-name="ce11"/>
          <table:table-cell table:style-name="ce8"/>
          <table:table-cell/>
          <table:table-cell office:value-type="string">
            <text:p>N-35-35-28.44 E-139-34-49.38</text:p>
          </table:table-cell>
          <table:table-cell table:formula="of:=IF([.E23]=&quot;&quot;;[.C23];CONCATENATE([.C23];&quot; / &quot;;[.E23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12"/>
          <table:table-cell/>
          <table:table-cell table:style-name="ce8"/>
          <table:table-cell/>
          <table:table-cell office:value-type="string">
            <text:p>N-35-35-28.7 E-139-34-49.43</text:p>
          </table:table-cell>
          <table:table-cell table:formula="of:=IF([.E24]=&quot;&quot;;[.C24];CONCATENATE([.C24];&quot; / &quot;;[.E24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9"/>
          <table:table-cell/>
          <table:table-cell table:style-name="ce8"/>
          <table:table-cell table:formula="of:=[.F25]" office:value-type="string" office:string-value="N-35-24-59.96 E-139-35-46.89">
            <text:p>N-35-24-59.96 E-139-35-46.89</text:p>
          </table:table-cell>
          <table:table-cell office:value-type="string">
            <text:p>N-35-24-59.96 E-139-35-46.89</text:p>
          </table:table-cell>
          <table:table-cell table:formula="of:=IF([.E25]=&quot;&quot;;[.C25];CONCATENATE([.C25];&quot; / &quot;;[.E25]))" office:value-type="string" office:string-value=" / N-35-24-59.96 E-139-35-46.89">
            <text:p><text:s/>/ N-35-24-59.96 E-139-35-46.89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12"/>
          <table:table-cell/>
          <table:table-cell table:style-name="ce8"/>
          <table:table-cell table:formula="of:=[.F26]" office:value-type="string" office:string-value="N-35-24-59.65 E-139-35-46.78">
            <text:p>N-35-24-59.65 E-139-35-46.78</text:p>
          </table:table-cell>
          <table:table-cell office:value-type="string">
            <text:p>N-35-24-59.65 E-139-35-46.78</text:p>
          </table:table-cell>
          <table:table-cell table:formula="of:=IF([.E26]=&quot;&quot;;[.C26];CONCATENATE([.C26];&quot; / &quot;;[.E26]))" office:value-type="string" office:string-value=" / N-35-24-59.65 E-139-35-46.78">
            <text:p><text:s/>/ N-35-24-59.65 E-139-35-46.78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27]" office:value-type="string" office:string-value="N-35-24-48.84 E-139-35-47.0">
            <text:p>N-35-24-48.84 E-139-35-47.0</text:p>
          </table:table-cell>
          <table:table-cell office:value-type="string">
            <text:p>N-35-24-48.84 E-139-35-47.0</text:p>
          </table:table-cell>
          <table:table-cell table:formula="of:=IF([.E27]=&quot;&quot;;[.C27];CONCATENATE([.C27];&quot; / &quot;;[.E27]))" office:value-type="string" office:string-value=" / N-35-24-48.84 E-139-35-47.0">
            <text:p><text:s/>/ N-35-24-48.84 E-139-35-47.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28]" office:value-type="string" office:string-value="N-35-24-48.84 E-139-35-46.78">
            <text:p>N-35-24-48.84 E-139-35-46.78</text:p>
          </table:table-cell>
          <table:table-cell office:value-type="string">
            <text:p>N-35-24-48.84 E-139-35-46.78</text:p>
          </table:table-cell>
          <table:table-cell table:formula="of:=IF([.E28]=&quot;&quot;;[.C28];CONCATENATE([.C28];&quot; / &quot;;[.E28]))" office:value-type="string" office:string-value=" / N-35-24-48.84 E-139-35-46.78">
            <text:p><text:s/>/ N-35-24-48.84 E-139-35-46.78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29]" office:value-type="string" office:string-value="N-35-24-48.74 E-139-35-46.78">
            <text:p>N-35-24-48.74 E-139-35-46.78</text:p>
          </table:table-cell>
          <table:table-cell office:value-type="string">
            <text:p>N-35-24-48.74 E-139-35-46.78</text:p>
          </table:table-cell>
          <table:table-cell table:formula="of:=IF([.E29]=&quot;&quot;;[.C29];CONCATENATE([.C29];&quot; / &quot;;[.E29]))" office:value-type="string" office:string-value=" / N-35-24-48.74 E-139-35-46.78">
            <text:p><text:s/>/ N-35-24-48.74 E-139-35-46.78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30]" office:value-type="string" office:string-value="N-35-24-48.74 E-139-35-46.78">
            <text:p>N-35-24-48.74 E-139-35-46.78</text:p>
          </table:table-cell>
          <table:table-cell office:value-type="string">
            <text:p>N-35-24-48.74 E-139-35-46.78</text:p>
          </table:table-cell>
          <table:table-cell table:formula="of:=IF([.E30]=&quot;&quot;;[.C30];CONCATENATE([.C30];&quot; / &quot;;[.E30]))" office:value-type="string" office:string-value=" / N-35-24-48.74 E-139-35-46.78">
            <text:p><text:s/>/ N-35-24-48.74 E-139-35-46.78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31]" office:value-type="string" office:string-value="N-35-24-48.74 E-139-35-46.78">
            <text:p>N-35-24-48.74 E-139-35-46.78</text:p>
          </table:table-cell>
          <table:table-cell office:value-type="string">
            <text:p>N-35-24-48.74 E-139-35-46.78</text:p>
          </table:table-cell>
          <table:table-cell table:formula="of:=IF([.E31]=&quot;&quot;;[.C31];CONCATENATE([.C31];&quot; / &quot;;[.E31]))" office:value-type="string" office:string-value=" / N-35-24-48.74 E-139-35-46.78">
            <text:p><text:s/>/ N-35-24-48.74 E-139-35-46.78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32]" office:value-type="string" office:string-value="N-35-24-48.77 E-139-35-46.95">
            <text:p>N-35-24-48.77 E-139-35-46.95</text:p>
          </table:table-cell>
          <table:table-cell office:value-type="string">
            <text:p>N-35-24-48.77 E-139-35-46.95</text:p>
          </table:table-cell>
          <table:table-cell table:formula="of:=IF([.E32]=&quot;&quot;;[.C32];CONCATENATE([.C32];&quot; / &quot;;[.E32]))" office:value-type="string" office:string-value=" / N-35-24-48.77 E-139-35-46.95">
            <text:p><text:s/>/ N-35-24-48.77 E-139-35-46.95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33]" office:value-type="string" office:string-value="N-35-24-48.77 E-139-35-46.95">
            <text:p>N-35-24-48.77 E-139-35-46.95</text:p>
          </table:table-cell>
          <table:table-cell office:value-type="string">
            <text:p>N-35-24-48.77 E-139-35-46.95</text:p>
          </table:table-cell>
          <table:table-cell table:formula="of:=IF([.E33]=&quot;&quot;;[.C33];CONCATENATE([.C33];&quot; / &quot;;[.E33]))" office:value-type="string" office:string-value=" / N-35-24-48.77 E-139-35-46.95">
            <text:p><text:s/>/ N-35-24-48.77 E-139-35-46.95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10"/>
          <table:table-cell table:style-name="ce8"/>
          <table:table-cell/>
          <table:table-cell office:value-type="string">
            <text:p>N-35-35-28.33 E-139-34-49.65</text:p>
          </table:table-cell>
          <table:table-cell table:formula="of:=IF([.E34]=&quot;&quot;;[.C34];CONCATENATE([.C34];&quot; / &quot;;[.E34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9"/>
          <table:table-cell table:style-name="ce10"/>
          <table:table-cell table:style-name="ce8"/>
          <table:table-cell/>
          <table:table-cell office:value-type="string">
            <text:p>N-35-35-28.5 E-139-34-49.49</text:p>
          </table:table-cell>
          <table:table-cell table:formula="of:=IF([.E35]=&quot;&quot;;[.C35];CONCATENATE([.C35];&quot; / &quot;;[.E35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9"/>
          <table:table-cell table:style-name="ce11"/>
          <table:table-cell table:style-name="ce8"/>
          <table:table-cell/>
          <table:table-cell office:value-type="string">
            <text:p>N-35-35-28.44 E-139-34-49.49</text:p>
          </table:table-cell>
          <table:table-cell table:formula="of:=IF([.E36]=&quot;&quot;;[.C36];CONCATENATE([.C36];&quot; / &quot;;[.E36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12"/>
          <table:table-cell table:style-name="ce11"/>
          <table:table-cell table:style-name="ce8"/>
          <table:table-cell/>
          <table:table-cell office:value-type="string">
            <text:p>N-35-35-28.41 E-139-34-49.27</text:p>
          </table:table-cell>
          <table:table-cell table:formula="of:=IF([.E37]=&quot;&quot;;[.C37];CONCATENATE([.C37];&quot; / &quot;;[.E37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2 E-139-34-49.27</text:p>
          </table:table-cell>
          <table:table-cell table:formula="of:=IF([.E38]=&quot;&quot;;[.C38];CONCATENATE([.C38];&quot; / &quot;;[.E38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45 E-139-34-49.22</text:p>
          </table:table-cell>
          <table:table-cell table:formula="of:=IF([.E39]=&quot;&quot;;[.C39];CONCATENATE([.C39];&quot; / &quot;;[.E39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55 E-139-34-49.27</text:p>
          </table:table-cell>
          <table:table-cell table:formula="of:=IF([.E40]=&quot;&quot;;[.C40];CONCATENATE([.C40];&quot; / &quot;;[.E40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4 E-139-34-49.43</text:p>
          </table:table-cell>
          <table:table-cell table:formula="of:=IF([.E41]=&quot;&quot;;[.C41];CONCATENATE([.C41];&quot; / &quot;;[.E41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1 E-139-34-49.32</text:p>
          </table:table-cell>
          <table:table-cell table:formula="of:=IF([.E42]=&quot;&quot;;[.C42];CONCATENATE([.C42];&quot; / &quot;;[.E42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9"/>
          <table:table-cell/>
          <table:table-cell table:style-name="ce8"/>
          <table:table-cell/>
          <table:table-cell office:value-type="string">
            <text:p>N-35-35-28.68 E-139-34-49.32</text:p>
          </table:table-cell>
          <table:table-cell table:formula="of:=IF([.E43]=&quot;&quot;;[.C43];CONCATENATE([.C43];&quot; / &quot;;[.E43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9"/>
          <table:table-cell table:style-name="ce9"/>
          <table:table-cell table:style-name="ce8"/>
          <table:table-cell/>
          <table:table-cell office:value-type="string">
            <text:p>N-35-35-28.68 E-139-34-49.32</text:p>
          </table:table-cell>
          <table:table-cell table:formula="of:=IF([.E44]=&quot;&quot;;[.C44];CONCATENATE([.C44];&quot; / &quot;;[.E44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9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45]=&quot;&quot;;[.C45];CONCATENATE([.C45];&quot; / &quot;;[.E45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12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46]=&quot;&quot;;[.C46];CONCATENATE([.C46];&quot; / &quot;;[.E46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47]=&quot;&quot;;[.C47];CONCATENATE([.C47];&quot; / &quot;;[.E47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48]=&quot;&quot;;[.C48];CONCATENATE([.C48];&quot; / &quot;;[.E48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49]=&quot;&quot;;[.C49];CONCATENATE([.C49];&quot; / &quot;;[.E49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50]=&quot;&quot;;[.C50];CONCATENATE([.C50];&quot; / &quot;;[.E50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51]=&quot;&quot;;[.C51];CONCATENATE([.C51];&quot; / &quot;;[.E51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8 E-139-34-49.49</text:p>
          </table:table-cell>
          <table:table-cell table:formula="of:=IF([.E52]=&quot;&quot;;[.C52];CONCATENATE([.C52];&quot; / &quot;;[.E52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 E-139-34-49.38</text:p>
          </table:table-cell>
          <table:table-cell table:formula="of:=IF([.E53]=&quot;&quot;;[.C53];CONCATENATE([.C53];&quot; / &quot;;[.E53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6 E-139-34-49.32</text:p>
          </table:table-cell>
          <table:table-cell table:formula="of:=IF([.E54]=&quot;&quot;;[.C54];CONCATENATE([.C54];&quot; / &quot;;[.E54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12"/>
          <table:table-cell table:style-name="ce8"/>
          <table:table-cell/>
          <table:table-cell office:value-type="string">
            <text:p>N-35-35-28.33 E-139-34-49.6</text:p>
          </table:table-cell>
          <table:table-cell table:formula="of:=IF([.E55]=&quot;&quot;;[.C55];CONCATENATE([.C55];&quot; / &quot;;[.E55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9.19 E-139-34-49.54</text:p>
          </table:table-cell>
          <table:table-cell table:formula="of:=IF([.E56]=&quot;&quot;;[.C56];CONCATENATE([.C56];&quot; / &quot;;[.E56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8 E-139-34-49.6</text:p>
          </table:table-cell>
          <table:table-cell table:formula="of:=IF([.E57]=&quot;&quot;;[.C57];CONCATENATE([.C57];&quot; / &quot;;[.E57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4 E-139-34-49.6</text:p>
          </table:table-cell>
          <table:table-cell table:formula="of:=IF([.E58]=&quot;&quot;;[.C58];CONCATENATE([.C58];&quot; / &quot;;[.E58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4 E-139-34-49.6</text:p>
          </table:table-cell>
          <table:table-cell table:formula="of:=IF([.E59]=&quot;&quot;;[.C59];CONCATENATE([.C59];&quot; / &quot;;[.E59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57 E-139-34-49.54</text:p>
          </table:table-cell>
          <table:table-cell table:formula="of:=IF([.E60]=&quot;&quot;;[.C60];CONCATENATE([.C60];&quot; / &quot;;[.E60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1 E-139-34-49.38</text:p>
          </table:table-cell>
          <table:table-cell table:formula="of:=IF([.E61]=&quot;&quot;;[.C61];CONCATENATE([.C61];&quot; / &quot;;[.E61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62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2]=&quot;&quot;;[.C62];CONCATENATE([.C62];&quot; / &quot;;[.E62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63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3]=&quot;&quot;;[.C63];CONCATENATE([.C63];&quot; / &quot;;[.E63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64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4]=&quot;&quot;;[.C64];CONCATENATE([.C64];&quot; / &quot;;[.E64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65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5]=&quot;&quot;;[.C65];CONCATENATE([.C65];&quot; / &quot;;[.E65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66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6]=&quot;&quot;;[.C66];CONCATENATE([.C66];&quot; / &quot;;[.E66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67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7]=&quot;&quot;;[.C67];CONCATENATE([.C67];&quot; / &quot;;[.E67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26 E-139-34-49.0</text:p>
          </table:table-cell>
          <table:table-cell table:formula="of:=IF([.E68]=&quot;&quot;;[.C68];CONCATENATE([.C68];&quot; / &quot;;[.E68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8 E-139-34-49.38</text:p>
          </table:table-cell>
          <table:table-cell table:formula="of:=IF([.E69]=&quot;&quot;;[.C69];CONCATENATE([.C69];&quot; / &quot;;[.E69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 office:value-type="string">
            <text:p>N-35-35-28.72 E-139-34-49.71</text:p>
          </table:table-cell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44 E-139-34-49.32</text:p>
          </table:table-cell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style-name="ce9" table:number-columns-repeated="2"/>
          <table:table-cell/>
          <table:table-cell/>
          <table:table-cell office:value-type="string">
            <text:p>N-35-35-29.4 E-139-34-49.49</text:p>
          </table:table-cell>
          <table:table-cell table:formula="of:=IF([.E74]=&quot;&quot;;[.C72];CONCATENATE([.C72];&quot; / &quot;;[.E7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43</text:p>
          </table:table-cell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5 E-139-34-49.65</text:p>
          </table:table-cell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 office:value-type="string">
            <text:p>N-35-35-28.3 E-139-34-49.32</text:p>
          </table:table-cell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/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16</text:p>
          </table:table-cell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/>
          <table:table-cell/>
          <table:table-cell/>
          <table:table-cell office:value-type="string">
            <text:p>N-35-35-28.85 E-139-34-49.22</text:p>
          </table:table-cell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 office:value-type="string">
            <text:p>N-35-35-28.85 E-139-34-49.22</text:p>
          </table:table-cell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86 E-139-34-49.22</text:p>
          </table:table-cell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97 E-139-34-49.32</text:p>
          </table:table-cell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89 E-139-34-49.27</text:p>
          </table:table-cell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 table:formula="of:=IF([.D87]&lt;&gt;&quot;&quot;;[.D87];&quot;&quot;)">
            <text:p/>
          </table:table-cell>
          <table:table-cell/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 table:formula="of:=IF([.D88]&lt;&gt;&quot;&quot;;[.D88];&quot;&quot;)">
            <text:p/>
          </table:table-cell>
          <table:table-cell/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 table:formula="of:=IF([.D89]&lt;&gt;&quot;&quot;;[.D89];&quot;&quot;)">
            <text:p/>
          </table:table-cell>
          <table:table-cell/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 table:number-columns-repeated="3"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/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ce21" office:value-type="float" office:value="21">
            <text:p>21</text:p>
          </table:table-cell>
          <table:table-cell office:value-type="string">
            <text:p>current</text:p>
          </table:table-cell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ce22" office:value-type="float" office:value="15">
            <text:p>15</text:p>
          </table:table-cell>
          <table:table-cell office:value-type="string">
            <text:p>new</text:p>
          </table:table-cell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ce22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23" table:formula="of:=COUNTBLANK([.$C$2:.C15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3" office:value-type="string">
            <text:p>-*</text:p>
          </table:table-cell>
          <table:table-cell table:style-name="ce23" table:formula="of:=COUNTIF([.$C$2:.$C15];&quot;-\*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4" office:value-type="string">
            <text:p>XXX</text:p>
          </table:table-cell>
          <table:table-cell table:style-name="ce23" table:formula="of:=SUM(sumOf_XXXs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3" office:value-type="string">
            <text:p>total</text:p>
          </table:table-cell>
          <table:table-cell table:style-name="ce23" table:formula="of:=COUNTA([.$B$2:.$B15])" office:value-type="float" office:value="14">
            <text:p>14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5" office:value-type="string">
            <text:p>blanks</text:p>
          </table:table-cell>
          <table:table-cell table:style-name="ce24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4" office:value-type="string">
            <text:p>:m XXX</text:p>
          </table:table-cell>
          <table:table-cell table:style-name="ce23" table:formula="of:=COUNTIF([.$C$2:.$C15];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3" office:value-type="string">
            <text:p>:m music / log / kb / </text:p>
          </table:table-cell>
          <table:table-cell table:style-name="ce23" table:formula="of:=COUNTIF([.$C$2:.$C15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3" office:value-type="string">
            <text:p>:m XXX</text:p>
          </table:table-cell>
          <table:table-cell table:style-name="ce23" table:formula="of:=COUNTIF([.$C$2:.$C15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3" office:value-type="string">
            <text:p>:m X-X</text:p>
          </table:table-cell>
          <table:table-cell table:style-name="ce23" table:formula="of:=COUNTIF([.$C$2:.$C15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4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23" table:formula="of:=COUNTIF([.$C$2:.$C15];[.B158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4"/>
          <table:table-cell table:style-name="ce13" office:value-type="string">
            <text:p>:bookmemo / 読んだ本 / 『』 / 著者=XXX</text:p>
          </table:table-cell>
          <table:table-cell table:style-name="ce23" table:formula="of:=COUNTIF([.$C$2:.$C14];[.B159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table:style-name="ce16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食べた物　間食 / ヨーグルト / +=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食べた物　間食 / 味噌スープ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食べた物　間食 / カップヌードル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お酒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記録 / 身体 / 足の裏 / 水虫 / 右足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瞼の裏 / 左目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瞼の裏 / 右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口角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顔、ぶつけた跡、ケガ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耳、左 / 腫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目尻 / ひび割れ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髪の毛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10" office:value-type="string">
            <text:p>:m other / log / 寝る前　ウェブ閲覧　記録　（for オナニー） / 未了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 office:value-type="string">
            <text:p>*</text:p>
          </table:table-cell>
          <table:table-cell table:style-name="ce9" office:value-type="string">
            <text:p>:m :PHOTO 寝た時刻 / 2019</text:p>
          </table:table-cell>
          <table:table-cell table:style-name="ce11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11" office:value-type="string">
            <text:p>:m :PHOTO 起きた時刻 / 201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diary / 20181124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見た夢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17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diary / notes / 20181130 / (K,C,R,P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diary / diary / 20181206 / (K,C,P,R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music / log / kb / score / free / id=GO9M / page.2 / block-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/ daylog メモ / 190418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 office:value-type="string">
            <text:p>*</text:p>
          </table:table-cell>
          <table:table-cell table:style-name="ce18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art / dessin / D-17 8# / des.竹林、巻雲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tome/ (J*)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:m :th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:m :lets / action activity / やること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:i FX / coding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https://user.lolipop.jp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https://mysqladmin.lolipop.jp/pma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DELETE FROM ifm11 WHERE _id &lt;= 36673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5" office:value-type="string">
            <text:p>DELETE FROM ifm11 WHERE _id &lt;= 34748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6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Steps 20190324_111241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col.E</text:p>
          </table:table-cell>
          <table:table-cell table:style-name="Default" office:value-type="string">
            <text:p>=F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col.G</text:p>
          </table:table-cell>
          <table:table-cell table:style-name="Default" office:value-type="string">
            <text:p>copy to col.C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python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import random as rd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n = 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lo_RDINT = []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for s in range(1,n) : 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<text:s text:c="2"/>R = 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<text:s text:c="2"/>lo_RDINT.append(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print(lo_RDINT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2019/05/30</text:date>, <text:time>09:10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5-30T09:10:11.94</dc:date>
    <dc:creator>iwabuchi ken</dc:creator>
    <meta:editing-duration>P8DT21H56M34S</meta:editing-duration>
    <meta:editing-cycles>3694</meta:editing-cycles>
    <meta:document-statistic meta:table-count="1" meta:cell-count="626" meta:object-count="0"/>
  </office:meta>
</office:document-meta>
</file>